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_5f_adi_5f_supp_5f_horlo" style:display-name="tableau_adi_supp_horlo" style:family="table">
      <style:table-properties style:width="16.999cm" table:align="margins"/>
    </style:style>
    <style:style style:name="tableau_5f_adi_5f_supp_5f_horlo.A" style:display-name="tableau_adi_supp_horlo.A" style:family="table-column">
      <style:table-column-properties style:column-width="5.53cm" style:rel-column-width="21319*"/>
    </style:style>
    <style:style style:name="tableau_5f_adi_5f_supp_5f_horlo.B" style:display-name="tableau_adi_supp_horlo.B" style:family="table-column">
      <style:table-column-properties style:column-width="2.223cm" style:rel-column-width="8568*"/>
    </style:style>
    <style:style style:name="tableau_5f_adi_5f_supp_5f_horlo.C" style:display-name="tableau_adi_supp_horlo.C" style:family="table-column">
      <style:table-column-properties style:column-width="4.494cm" style:rel-column-width="17327*"/>
    </style:style>
    <style:style style:name="tableau_5f_adi_5f_supp_5f_horlo.D" style:display-name="tableau_adi_supp_horlo.D" style:family="table-column">
      <style:table-column-properties style:column-width="4.752cm" style:rel-column-width="18321*"/>
    </style:style>
    <style:style style:name="tableau_5f_adi_5f_supp_5f_horlo.1" style:display-name="tableau_adi_supp_horlo.1" style:family="table-row">
      <style:table-row-properties style:row-height="2cm" style:keep-together="true" fo:keep-together="auto"/>
    </style:style>
    <style:style style:name="tableau_5f_adi_5f_supp_5f_horlo.A1" style:display-name="tableau_adi_supp_horlo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_5f_adi_5f_supp_5f_horlo.A2" style:display-name="tableau_adi_supp_horlo.A2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_5f_adi_5f_supp_5f_horlo.D2" style:display-name="tableau_adi_supp_horlo.D2" style:family="table-cell">
      <style:table-cell-properties fo:background-color="#e6e6e6" fo:padding="0.097cm" fo:border="0.002cm solid #000000">
        <style:background-image/>
      </style:table-cell-properties>
    </style:style>
    <style:style style:name="tableau_5f_adi_5f_supp_5f_horlo.A3" style:display-name="tableau_adi_supp_horlo.A3" style:family="table-cell">
      <style:table-cell-properties fo:padding="0.097cm" fo:border-left="0.002cm solid #000000" fo:border-right="none" fo:border-top="none" fo:border-bottom="0.002cm solid #000000"/>
    </style:style>
    <style:style style:name="tableau_5f_adi_5f_supp_5f_horlo.D3" style:display-name="tableau_adi_supp_horlo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_5f_adi_5f_supp_5f_horlo.A4" style:display-name="tableau_adi_supp_horlo.A4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break-before="column"/>
    </style:style>
    <style:style style:name="T1" style:family="text">
      <style:text-properties fo:font-variant="normal" fo:text-transform="none" fo:color="#000000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able:table table:name="tableau_adi_supp_horlo" table:style-name="tableau_5f_adi_5f_supp_5f_horlo">
        <table:table-column table:style-name="tableau_5f_adi_5f_supp_5f_horlo.A"/>
        <table:table-column table:style-name="tableau_5f_adi_5f_supp_5f_horlo.B"/>
        <table:table-column table:style-name="tableau_5f_adi_5f_supp_5f_horlo.C"/>
        <table:table-column table:style-name="tableau_5f_adi_5f_supp_5f_horlo.D"/>
        <table:table-row table:style-name="tableau_5f_adi_5f_supp_5f_horlo.1">
          <table:table-cell table:style-name="tableau_5f_adi_5f_supp_5f_horlo.A1" table:number-columns-spanned="4" office:value-type="string">
            <text:p text:style-name="Table_20_Line_20_vide">%{HEADER_ROWS:0}%#4#%{bling}%%=info_adi_compl_horlo=%</text:p>
          </table:table-cell>
          <table:covered-table-cell/>
          <table:covered-table-cell/>
          <table:covered-table-cell/>
        </table:table-row>
        <table:table-row>
          <table:table-cell table:style-name="tableau_5f_adi_5f_supp_5f_horlo.A2" office:value-type="string">
            <text:p text:style-name="Table_20_Contents_20_left"><text:span text:style-name="T1">%{entete}%</text:span>%=entete_adi_glob_nom=%</text:p>
          </table:table-cell>
          <table:table-cell table:style-name="tableau_5f_adi_5f_supp_5f_horlo.A2" office:value-type="string">
            <text:p text:style-name="Table_20_Contents_20_left">%=entete_adi_glob_droit=%</text:p>
          </table:table-cell>
          <table:table-cell table:style-name="tableau_5f_adi_5f_supp_5f_horlo.A2" office:value-type="string">
            <text:p text:style-name="Table_20_Contents"/>
          </table:table-cell>
          <table:table-cell table:style-name="tableau_5f_adi_5f_supp_5f_horlo.D2" office:value-type="string">
            <text:p text:style-name="Table_20_Contents_20_left">%=entete_adi_glob_presta_horl=%</text:p>
          </table:table-cell>
        </table:table-row>
        <table:table-row>
          <table:table-cell table:style-name="tableau_5f_adi_5f_supp_5f_horlo.A3" office:value-type="string">
            <text:p text:style-name="Table_20_Contents_20_left">%{colonne}%%=col_nom=%</text:p>
          </table:table-cell>
          <table:table-cell table:style-name="tableau_5f_adi_5f_supp_5f_horlo.A3" office:value-type="string">
            <text:p text:style-name="Table_20_Contents_20_left">%=col_sup=%</text:p>
          </table:table-cell>
          <table:table-cell table:style-name="tableau_5f_adi_5f_supp_5f_horlo.A3" office:value-type="string">
            <text:p text:style-name="Table_20_Contents"/>
          </table:table-cell>
          <table:table-cell table:style-name="tableau_5f_adi_5f_supp_5f_horlo.D3" office:value-type="string">
            <text:p text:style-name="Table_20_Contents_20_right">%=col_sup_mont=%</text:p>
          </table:table-cell>
        </table:table-row>
        <table:table-row>
          <table:table-cell table:style-name="tableau_5f_adi_5f_supp_5f_horlo.A4" office:value-type="string">
            <text:p text:style-name="Table_20_Contents_20_left">%{colonneTotal}%%=col_totalApayer=%</text:p>
          </table:table-cell>
          <table:table-cell table:style-name="tableau_5f_adi_5f_supp_5f_horlo.A4" office:value-type="string">
            <text:p text:style-name="Table_20_Contents"/>
          </table:table-cell>
          <table:table-cell table:style-name="tableau_5f_adi_5f_supp_5f_horlo.A4" office:value-type="string">
            <text:p text:style-name="Table_20_Contents"/>
          </table:table-cell>
          <table:table-cell table:style-name="tableau_5f_adi_5f_supp_5f_horlo.D3" office:value-type="string">
            <text:p text:style-name="Table_20_Contents_20_right">%=col_sup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Table_20_Line_20_vide" style:display-name="Table Line vide" style:family="paragraph" style:parent-style-name="Table_20_Contents_20_left" style:master-page-name="">
      <style:paragraph-properties fo:margin-left="0cm" fo:margin-right="0.499cm" fo:margin-top="0cm" fo:margin-bottom="1cm" fo:text-indent="0cm" style:auto-text-indent="false" style:page-number="auto" fo:break-before="page" fo:background-color="transparent" style:shadow="none">
        <style:tab-stops/>
        <style:background-image/>
      </style:paragraph-properties>
      <style:text-properties fo:font-variant="normal" fo:text-transform="none" fo:color="#000000" fo:font-style="normal" fo:font-weight="normal" fo:background-color="transpar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10-26T10:22:27.45</dc:date>
    <meta:editing-cycles>145</meta:editing-cycles>
    <meta:editing-duration>PT16H37M59S</meta:editing-duration>
    <dc:creator>pta </dc:creator>
    <meta:document-statistic meta:table-count="1" meta:image-count="0" meta:object-count="0" meta:page-count="1" meta:paragraph-count="9" meta:word-count="9" meta:character-count="243"/>
    <meta:user-defined meta:name="Info 1"/>
    <meta:user-defined meta:name="Info 2"/>
    <meta:user-defined meta:name="Info 3"/>
    <meta:user-defined meta:name="Info 4"/>
  </office:meta>
</office:document-meta>
</file>